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frac bevelled="true">
      <mi>T</mi>
      <mi mathvariant="normal">❑</mi>
    </mfrac>
    <annotation encoding="StarMath 5.0">{T} wideslash {&lt;?&gt;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9:21:13.593852544</meta:creation-date>
    <dc:date>2019-03-09T19:33:12.720008230</dc:date>
    <meta:editing-duration>PT11M59S</meta:editing-duration>
    <meta:editing-cycles>1</meta:editing-cycles>
    <meta:generator>LibreOffice/6.0.7.3$Linux_X86_64 LibreOffice_project/00m0$Build-3</meta:generator>
  </office:meta>
</office:document-meta>
</file>